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gr1" style:family="graphic">
      <style:graphic-properties svg:stroke-width="0.011cm" svg:stroke-color="#000000" draw:marker-start="Arrow" draw:marker-start-width="0.3cm" draw:marker-end="Arrow" draw:marker-end-width="0.3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1cm" svg:stroke-color="#000000" draw:marker-start="Symmetric_20_Arrow" draw:marker-start-width="0.199cm" draw:marker-end="Symmetric_20_Arrow" draw:marker-end-width="0.19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width="0.011cm" svg:stroke-color="#000000" draw:marker-start="Symmetric_20_Arrow" draw:marker-start-width="0.199cm" draw:marker-end="Symmetric_20_Arrow" draw:marker-end-width="0.19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"><draw:line text:anchor-type="paragraph" draw:z-index="1" draw:style-name="gr1" draw:text-style-name="P2" svg:x1="12.091cm" svg:y1="0.392cm" svg:x2="14.49cm" svg:y2="0.392cm"><text:p/></draw:line><draw:line text:anchor-type="paragraph" draw:z-index="2" draw:style-name="gr1" draw:text-style-name="P2" svg:x1="7.214cm" svg:y1="0.427cm" svg:x2="9.613cm" svg:y2="0.427cm"><text:p/></draw:line><draw:line text:anchor-type="paragraph" draw:z-index="3" draw:style-name="gr1" draw:text-style-name="P2" svg:x1="2.346cm" svg:y1="0.497cm" svg:x2="4.745cm" svg:y2="0.497cm"><text:p/></draw:line>Salle à mange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Salon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etit Salon</text:p>
          </table:table-cell>
          <table:table-cell table:style-name="Tableau1.A1" office:value-type="string">
            <text:p text:style-name="P1"/>
          </table:table-cell>
          <table:table-cell table:style-name="Tableau1.G1" office:value-type="string">
            <text:p text:style-name="P1">Entrée</text:p>
          </table:table-cell>
        </table:table-row>
        <table:table-row>
          <table:table-cell table:style-name="Tableau1.A2" office:value-type="string">
            <text:p text:style-name="P1"><draw:line text:anchor-type="paragraph" draw:z-index="7" draw:style-name="gr2" draw:text-style-name="P2" svg:x1="15.688cm" svg:y1="0.575cm" svg:x2="15.688cm" svg:y2="-0.085cm"><text:p/></draw:line><draw:line text:anchor-type="paragraph" draw:z-index="9" draw:style-name="gr2" draw:text-style-name="P2" svg:x1="5.918cm" svg:y1="0.586cm" svg:x2="5.918cm" svg:y2="-0.074cm"><text:p/></draw:line></text:p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G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"><draw:line text:anchor-type="paragraph" draw:z-index="0" draw:style-name="gr1" draw:text-style-name="P2" svg:x1="12.09cm" svg:y1="0.25cm" svg:x2="14.489cm" svg:y2="0.25cm"><text:p/></draw:line><draw:line text:anchor-type="paragraph" draw:z-index="5" draw:style-name="gr1" draw:text-style-name="P2" svg:x1="2.346cm" svg:y1="0.25cm" svg:x2="4.745cm" svg:y2="0.25cm"><text:p/></draw:line>Cuisin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hambre 1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<text:s/>Chambre 2</text:p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>Bibliothèque</text:p>
          </table:table-cell>
        </table:table-row>
        <table:table-row>
          <table:table-cell table:style-name="Tableau1.A2" office:value-type="string">
            <text:p text:style-name="P1"><draw:line text:anchor-type="paragraph" draw:z-index="4" draw:style-name="gr1" draw:text-style-name="P2" svg:x1="7.205cm" svg:y1="-0.437cm" svg:x2="9.604cm" svg:y2="-0.437cm"><text:p/></draw:line><draw:line text:anchor-type="paragraph" draw:z-index="8" draw:style-name="gr2" draw:text-style-name="P2" svg:x1="10.82cm" svg:y1="-0.772cm" svg:x2="10.82cm" svg:y2="-1.432cm"><text:p/></draw:line><draw:line text:anchor-type="paragraph" draw:z-index="11" draw:style-name="gr2" draw:text-style-name="P2" svg:x1="1.065cm" svg:y1="0.586cm" svg:x2="1.065cm" svg:y2="-0.074cm"><text:p/></draw:line></text:p>
          </table:table-cell>
          <table:table-cell table:style-name="Tableau1.A2" table:number-rows-spanned="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table:number-rows-spanned="2" table:number-columns-spanned="3" office:value-type="string">
            <text:p text:style-name="Standard"/>
          </table:table-cell>
          <table:covered-table-cell/>
          <table:covered-table-cell/>
          <table:table-cell table:style-name="Tableau1.G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"><draw:line text:anchor-type="paragraph" draw:z-index="6" draw:style-name="gr2" draw:text-style-name="P2" svg:x1="15.688cm" svg:y1="-0.084cm" svg:x2="15.688cm" svg:y2="-0.744cm"><text:p/></draw:line><draw:line text:anchor-type="paragraph" draw:z-index="10" draw:style-name="gr2" draw:text-style-name="P2" svg:x1="1.094cm" svg:y1="-1.46cm" svg:x2="1.094cm" svg:y2="-2.12cm"><text:p/></draw:line><draw:line text:anchor-type="paragraph" draw:z-index="12" draw:style-name="gr3" draw:text-style-name="P2" svg:x1="5.98cm" svg:y1="-0.12cm" svg:x2="5.98cm" svg:y2="-0.78cm"><text:p/></draw:line>Arrière cuisine</text:p>
          </table:table-cell>
          <table:covered-table-cell/>
          <table:table-cell table:style-name="Tableau1.A2" office:value-type="string">
            <text:p text:style-name="P1">Grenier</text:p>
          </table:table-cell>
          <table:covered-table-cell/>
          <table:covered-table-cell/>
          <table:covered-table-cell/>
          <table:table-cell table:style-name="Tableau1.G2" office:value-type="string">
            <text:p text:style-name="P1">Burea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ouann allain</meta:initial-creator>
    <meta:creation-date>2021-10-24T12:59:42.49</meta:creation-date>
    <dc:date>2021-10-24T13:32:14.73</dc:date>
    <dc:creator>elouann allain</dc:creator>
    <meta:editing-duration>PT16M30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11" meta:word-count="17" meta:character-count="102"/>
  </office:meta>
</office:document-meta>
</file>